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406e0"/>
    </style:style>
    <style:style style:name="P2" style:family="paragraph" style:parent-style-name="Standard">
      <style:paragraph-properties fo:text-align="justify" style:justify-single-word="false"/>
      <style:text-properties fo:font-size="16pt" style:font-size-asian="14pt" style:font-size-complex="16pt"/>
    </style:style>
    <style:style style:name="P3" style:family="paragraph" style:parent-style-name="Standard">
      <style:paragraph-properties fo:text-align="justify" style:justify-single-word="false"/>
      <style:text-properties fo:font-size="16pt" officeooo:rsid="001406e0" officeooo:paragraph-rsid="001406e0" style:font-size-asian="14pt" style:font-size-complex="16pt"/>
    </style:style>
    <style:style style:name="P4" style:family="paragraph" style:parent-style-name="Standard">
      <style:paragraph-properties fo:text-align="justify" style:justify-single-word="false"/>
      <style:text-properties fo:font-size="14pt" officeooo:rsid="0013b935" officeooo:paragraph-rsid="0013b935" style:font-size-asian="12.25pt" style:font-size-complex="14pt"/>
    </style:style>
    <style:style style:name="P5" style:family="paragraph" style:parent-style-name="Standard">
      <style:paragraph-properties fo:text-align="justify" style:justify-single-word="false"/>
      <style:text-properties officeooo:rsid="001406e0" officeooo:paragraph-rsid="001406e0"/>
    </style:style>
    <style:style style:name="P6" style:family="paragraph" style:parent-style-name="Standard" style:master-page-name="Standard">
      <style:paragraph-properties fo:text-align="justify" style:justify-single-word="false" style:page-number="auto"/>
    </style:style>
    <style:style style:name="T1" style:family="text">
      <style:text-properties fo:font-size="18pt" officeooo:rsid="0013b935" style:font-size-asian="15.75pt" style:font-size-complex="18pt"/>
    </style:style>
    <style:style style:name="T2" style:family="text">
      <style:text-properties fo:color="#7f0055" style:font-name="Monaco" fo:font-size="11pt" fo:font-weight="bold" style:font-size-asian="11pt" style:font-weight-asian="bold"/>
    </style:style>
    <style:style style:name="T3" style:family="text">
      <style:text-properties fo:color="#7f0055" style:font-name="Monaco" fo:font-size="11pt" fo:font-weight="bold" officeooo:rsid="001406e0" style:font-size-asian="11pt" style:font-weight-asian="bold"/>
    </style:style>
    <style:style style:name="T4" style:family="text">
      <style:text-properties fo:color="#000000" style:font-name="Monaco" fo:font-size="11pt" style:font-size-asian="11pt"/>
    </style:style>
    <style:style style:name="T5" style:family="text">
      <style:text-properties fo:color="#000000" style:font-name="Monaco" fo:font-size="11pt" officeooo:rsid="001406e0" style:font-size-asian="11pt" style:font-size-complex="16pt"/>
    </style:style>
    <style:style style:name="T6" style:family="text">
      <style:text-properties fo:color="#000000" style:font-name="Monaco" fo:font-size="11pt" officeooo:rsid="001406e0" style:font-size-asian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ab/><text:tab/><text:span text:style-name="T1">PLUG-IN QR-CODE</text:span></text:p>
      <text:p text:style-name="P2"/>
      <text:p text:style-name="P4">Nell'applicazione è stato introdotto un plug-in che, nello specifico frutta i qr-code per modificare lo stato del gioco.</text:p>
      <text:p text:style-name="P4">Il sistema infatti genererà dei qr-code nel momento in cui il giocatore esaudirà determinate richieste ( es. avrà più di 2 vite e un avrà ucciso un determinato numero di mostri). I qr-code a disposizione (Bonus) del giocatore potranno essere usati per potenziare le tower inserite, o ancora per ricevere più money per acquistare le tower. Il giocatore potrà usare i bonus ricevuti precedentemente, caricandoli da file o ancora accendendo la web-cam e rilevando i qd-code da li.</text:p>
      <text:p text:style-name="P4"/>
      <text:p text:style-name="P3">Librerie usate:</text:p>
      <text:p text:style-name="P3"/>
      <text:p text:style-name="P3">zxing-j2se-1.7</text:p>
      <text:p text:style-name="P3">webcam-capture</text:p>
      <text:p text:style-name="P3">sun-misc-BASESE64Decoder</text:p>
      <text:p text:style-name="P3">slf4j</text:p>
      <text:p text:style-name="P3"/>
      <text:p text:style-name="P3">Grazie a queste librerie e al codice scritto, il sistema è in grado di generare i qr-code, leggerli e riconoscerli sia da file che da web-cam, e di registrare l'uso dei bonus su file di properties criptandoli e decriptandoli.</text:p>
      <text:p text:style-name="P3"/>
      <text:p text:style-name="P3">Classi utilizzate:</text:p>
      <text:p text:style-name="P3"/>
      <text:p text:style-name="P3">PanelQRCode:</text:p>
      <text:p text:style-name="P3">Si tratta di un pannello che visualizza “quello che vede la web-cam”. Serve <text:s/>per facilitare la rivelazione del qr-code da web-cam.</text:p>
      <text:p text:style-name="P3"/>
      <text:p text:style-name="P3">StringEncrypter:</text:p>
      <text:p text:style-name="P3">Questa classe di utilità serve al sistema per criptare e decriptare la regiatrazione del qr-code usati.</text:p>
      <text:p text:style-name="P3"/>
      <text:p text:style-name="P3">UtilityQRCode:</text:p>
      <text:p text:style-name="P3">E' la classe “cuore” del plug-in, questa contiene i metodi:</text:p>
      <text:p text:style-name="P3"><text:span text:style-name="T2"/></text:p>
      <text:p text:style-name="P3"><text:span text:style-name="T2">public</text:span><text:span text:style-name="T4"> </text:span><text:span text:style-name="T2">void</text:span><text:span text:style-name="T4"> generateQRCode(String stringa)</text:span></text:p>
      <text:p text:style-name="P1"><text:span text:style-name="T5">Questo metodo genera un qr-code di un certo tipo a differenza di quale traguardo è stato raggiunto, utilizzando un </text:span><text:span text:style-name="T4">Charset </text:span><text:span text:style-name="T6">e</text:span><text:span text:style-name="T4"> </text:span><text:span text:style-name="T6">un ByteBuffer. I vari componenti vengono utilizzati per generare una BitMatrix e quindi un qr-code. Il qr-code generato verrà salvato in una cartella e il sistema verrà aggiornato.</text:span></text:p>
      <text:p text:style-name="P1"><text:span text:style-name="T6"/></text:p>
      <text:p text:style-name="P1"><text:soft-page-break/><text:span text:style-name="T6"/></text:p>
      <text:p text:style-name="P1"><text:span text:style-name="T3">public</text:span><text:span text:style-name="T4"> </text:span><text:span text:style-name="T2">static</text:span><text:span text:style-name="T4"> String readfromImage( BufferedImage p_image )</text:span></text:p>
      <text:p text:style-name="P1"><text:span text:style-name="T6">Questa funzione predisponde un </text:span><text:span text:style-name="T4">BinaryBitmap</text:span><text:span text:style-name="T6">, che verrà istanziato nel seguente modo, binaryBitmap = </text:span><text:span text:style-name="T2">new</text:span><text:span text:style-name="T4"> BinaryBitmap( </text:span><text:span text:style-name="T2">new</text:span><text:span text:style-name="T4"> HybridBinarizer( </text:span><text:span text:style-name="T2">new</text:span><text:span text:style-name="T4"> BufferedImageLuminanceSource( p_image )));</text:span></text:p>
      <text:p text:style-name="P5"><text:span text:style-name="T4">Successivamente verrà istanziato un result grazie alla decodifica di bynaryBitmap. A differenza del contenuto di result, il sistema attuerà un bonus invece che un altro. Dopo aver utilizzato il bonus, il sistema aggiornerà lo stato dell'applicazione e terrà conto dell'utilizzo del bonus, salvando una stringa codificata nei file di properties.</text:span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2">public</text:span><text:span text:style-name="T4"> </text:span><text:span text:style-name="T2">static</text:span><text:span text:style-name="T4"> String readfromWebcam()</text:span></text:p>
      <text:p text:style-name="P5"><text:span text:style-name="T4">L'immagine viene catturata dalla web-cam e viene richiamato l'algoritmo sopra elencato.</text:span></text:p>
      <text:p text:style-name="P5"><text:span text:style-name="T4"/></text:p>
      <text:p text:style-name="P5"><text:span text:style-name="T4"/></text:p>
      <text:p text:style-name="P1"><text:span text:style-name="T6"/></text:p>
      <text:p text:style-name="P1"><text:span text:style-name="T6"/></text:p>
      <text:p text:style-name="P1"><text:span text:style-name="T6"/></text:p>
      <text:p text:style-name="P3"><text:span text:style-name="T4"/></text:p>
      <text:p text:style-name="P3"><text:span text:style-name="T4"/></text:p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onaco" svg:font-family="Monaco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0T14:52:05.165530000</meta:creation-date>
    <dc:date>2014-06-10T15:26:40.366688000</dc:date>
    <meta:editing-duration>PT33S</meta:editing-duration>
    <meta:editing-cycles>1</meta:editing-cycles>
    <meta:document-statistic meta:table-count="0" meta:image-count="0" meta:object-count="0" meta:page-count="2" meta:paragraph-count="23" meta:word-count="341" meta:character-count="2322" meta:non-whitespace-character-count="2001"/>
    <meta:generator>LibreOffice/4.1.1.2$MacOSX_x86 LibreOffice_project/7e4286b58adc75a14f6d83f53a03b6c11fa2903</meta:generator>
  </office:meta>
</office:document-meta>
</file>